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, kHz</text:p>
          </table:table-cell>
          <table:table-cell office:value-type="string" calcext:value-type="string">
            <text:p>Amp1, V</text:p>
          </table:table-cell>
          <table:table-cell office:value-type="string" calcext:value-type="string">
            <text:p>Amp2, 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(V1/V2)^2-1)**0,5 * R/2/Pi/10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formula="of:=((([.B2]/[.C2])^2 - 1)^(0.5)*(510/2/3.14/[.A2]/1000))" office:value-type="float" office:value="0.000921142264260831" calcext:value-type="float">
            <text:p>0,000921142264261</text:p>
          </table:table-cell>
          <table:table-cell table:formula="of:=((([.B2]/[.C2])^2 - 1)^(0.5)*(510/2/3.14/1000))" office:value-type="float" office:value="0.184228452852166" calcext:value-type="float">
            <text:p>0,184228452852166</text:p>
          </table:table-cell>
          <table:table-cell office:value-type="string" calcext:value-type="string">
            <text:p>100см</text:p>
          </table:table-cell>
          <table:table-cell office:value-type="string" calcext:value-type="string">
            <text:p>0.6мм внеш</text:p>
          </table:table-cell>
          <table:table-cell office:value-type="string" calcext:value-type="string">
            <text:p>0.3мм внутр полость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9" calcext:value-type="float">
            <text:p>11,9</text:p>
          </table:table-cell>
          <table:table-cell office:value-type="float" office:value="2.05" calcext:value-type="float">
            <text:p>2,05</text:p>
          </table:table-cell>
          <table:table-cell table:formula="of:=((([.B3]/[.C3])^2 - 1)^(0.5)*(510/2/3.14/[.A3]/1000))" office:value-type="float" office:value="0.000928735157153377" calcext:value-type="float">
            <text:p>0,000928735157153</text:p>
          </table:table-cell>
          <table:table-cell table:formula="of:=((([.B3]/[.C3])^2 - 1)^(0.5)*(510/2/3.14/1000))" office:value-type="float" office:value="0.464367578576689" calcext:value-type="float">
            <text:p>0,464367578576689</text:p>
          </table:table-cell>
          <table:table-cell office:value-type="string" calcext:value-type="string">
            <text:p>латунь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,95</text:p>
          </table:table-cell>
          <table:table-cell table:formula="of:=((([.B4]/[.C4])^2 - 1)^(0.5)*(510/2/3.14/[.A4]/1000))" office:value-type="float" office:value="0.00102259331736619" calcext:value-type="float">
            <text:p>0,001022593317366</text:p>
          </table:table-cell>
          <table:table-cell table:formula="of:=((([.B4]/[.C4])^2 - 1)^(0.5)*(510/2/3.14/1000))" office:value-type="float" office:value="1.02259331736619" calcext:value-type="float">
            <text:p>1,0225933173661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table:formula="of:=((([.B5]/[.C5])^2 - 1)^(0.5)*(510/2/3.14/[.A5]/1000))" office:value-type="float" office:value="0.00146324310212482" calcext:value-type="float">
            <text:p>0,001463243102125</text:p>
          </table:table-cell>
          <table:table-cell table:formula="of:=((([.B5]/[.C5])^2 - 1)^(0.5)*(510/2/3.14/1000))" office:value-type="float" office:value="2.19486465318723" calcext:value-type="float">
            <text:p>2,19486465318723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.9" calcext:value-type="float">
            <text:p>11,9</text:p>
          </table:table-cell>
          <table:table-cell office:value-type="float" office:value="0.22" calcext:value-type="float">
            <text:p>0,22</text:p>
          </table:table-cell>
          <table:table-cell table:formula="of:=((([.B6]/[.C6])^2 - 1)^(0.5)*(510/2/3.14/[.A6]/1000))" office:value-type="float" office:value="0.00125485209043512" calcext:value-type="float">
            <text:p>0,001254852090435</text:p>
          </table:table-cell>
          <table:table-cell table:formula="of:=((([.B6]/[.C6])^2 - 1)^(0.5)*(510/2/3.14/1000))" office:value-type="float" office:value="4.39198231652292" calcext:value-type="float">
            <text:p>4,3919823165229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, mA</text:p>
          </table:table-cell>
          <table:table-cell office:value-type="string" calcext:value-type="string">
            <text:p>Voltage, mcV</text:p>
          </table:table-cell>
          <table:table-cell office:value-type="string" calcext:value-type="string">
            <text:p>Resist, Om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formula="of:=[.B9]/[.A9]/1000" office:value-type="float" office:value="0.0038" calcext:value-type="float">
            <text:p>0,003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table:formula="of:=[.B10]/[.A10]/1000" office:value-type="float" office:value="0.00397" calcext:value-type="float">
            <text:p>0,0039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7" calcext:value-type="float">
            <text:p>1217</text:p>
          </table:table-cell>
          <table:table-cell table:formula="of:=[.B11]/[.A11]/1000" office:value-type="float" office:value="0.00405666666666667" calcext:value-type="float">
            <text:p>0,004056666666667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25" calcext:value-type="float">
            <text:p>2125</text:p>
          </table:table-cell>
          <table:table-cell table:formula="of:=[.B12]/[.A12]/1000" office:value-type="float" office:value="0.00425" calcext:value-type="float">
            <text:p>0,00425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0" calcext:value-type="float">
            <text:p>3070</text:p>
          </table:table-cell>
          <table:table-cell table:formula="of:=[.B13]/[.A13]/1000" office:value-type="float" office:value="0.00409333333333333" calcext:value-type="float">
            <text:p>0,00409333333333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24" calcext:value-type="float">
            <text:p>4224</text:p>
          </table:table-cell>
          <table:table-cell table:formula="of:=[.B14]/[.A14]/1000" office:value-type="float" office:value="0.004224" calcext:value-type="float">
            <text:p>0,004224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155" calcext:value-type="float">
            <text:p>6155</text:p>
          </table:table-cell>
          <table:table-cell table:formula="of:=[.B15]/[.A15]/1000" office:value-type="float" office:value="0.00410333333333333" calcext:value-type="float">
            <text:p>0,00410333333333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n Der Graa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voltage, V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Volt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.00.0000</text:date>, <text:time style:data-style-name="N2" text:time-value="10:37:20.6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6:30:27.274000000</meta:creation-date>
    <meta:editing-duration>PT10H9M46S</meta:editing-duration>
    <meta:editing-cycles>5</meta:editing-cycles>
    <meta:generator>LibreOffice/6.3.1.2$Windows_X86_64 LibreOffice_project/b79626edf0065ac373bd1df5c28bd630b4424273</meta:generator>
    <dc:date>2020-09-16T10:38:16.406000000</dc:date>
    <meta:document-statistic meta:table-count="1" meta:cell-count="108" meta:object-count="0"/>
  </office:meta>
</office:document-meta>
</file>